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2mm"/>
    </style:style>
    <style:style style:name="co2" style:family="table-column">
      <style:table-column-properties fo:break-before="auto" style:column-width="12.75mm"/>
    </style:style>
    <style:style style:name="co3" style:family="table-column">
      <style:table-column-properties fo:break-before="auto" style:column-width="17.18mm"/>
    </style:style>
    <style:style style:name="co4" style:family="table-column">
      <style:table-column-properties fo:break-before="auto" style:column-width="20.07mm"/>
    </style:style>
    <style:style style:name="co5" style:family="table-column">
      <style:table-column-properties fo:break-before="auto" style:column-width="14.11mm"/>
    </style:style>
    <style:style style:name="co6" style:family="table-column">
      <style:table-column-properties fo:break-before="auto" style:column-width="10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9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97mm"/>
    </style:style>
    <style:style style:name="co11" style:family="table-column">
      <style:table-column-properties fo:break-before="auto" style:column-width="23.81mm"/>
    </style:style>
    <style:style style:name="co12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_python" table:style-name="ta1">
        <table:shapes>
          <draw:frame draw:z-index="0" draw:style-name="gr1" draw:text-style-name="P1" svg:width="159.9mm" svg:height="89.97mm" svg:x="0mm" svg:y="44.82mm">
            <loext:p draw:notify-on-update-of-ranges="hist_python.A2:hist_python.A2 hist_python.A3:hist_python.A6 hist_python.B2:hist_python.B2 hist_python.B3:hist_python.B6 hist_python.C2:hist_python.C2 hist_python.C3:hist_python.C6 hist_python.D2:hist_python.D2 hist_python.D3:hist_python.D6 hist_python.E2:hist_python.E2 hist_python.E3:hist_python.E6 hist_python.F2:hist_python.F2 hist_python.F3:hist_python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/>
          <table:table-cell table:style-name="Default" office:value-type="string" calcext:value-type="string" table:number-columns-spanned="5" table:number-rows-spanned="1">
            <text:p>MPKI AVG from 6 iterations per bench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1" office:value-type="string" calcext:value-type="string">
            <text:p>core2</text:p>
          </table:table-cell>
          <table:table-cell table:style-name="ce1" office:value-type="string" calcext:value-type="string">
            <text:p>nehalem</text:p>
          </table:table-cell>
          <table:table-cell table:style-name="ce1" office:value-type="string" calcext:value-type="string">
            <text:p>ivy bridge</text:p>
          </table:table-cell>
          <table:table-cell table:style-name="ce1" office:value-type="string" calcext:value-type="string">
            <text:p>haswell</text:p>
          </table:table-cell>
          <table:table-cell table:style-name="ce1" office:value-type="string" calcext:value-type="string">
            <text:p>amd</text:p>
          </table:table-cell>
        </table:table-row>
        <table:table-row table:style-name="ro1">
          <table:table-cell office:value-type="string" calcext:value-type="string">
            <text:p>bm_pidigits.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_pyflate.p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m_python_startup.p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m_raytrace.py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Find min max avg </text:p>
          </table:table-cell>
          <table:table-cell table:style-name="Default" table:number-columns-repeated="5"/>
        </table:table-row>
      </table:table>
      <table:table table:name="boxplot-python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row table:style-name="ro1"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CORE2</text:p>
          </table:table-cell>
          <table:table-cell table:style-name="ce1" office:value-type="string" calcext:value-type="string">
            <text:p>NEHALEM </text:p>
          </table:table-cell>
          <table:table-cell table:style-name="ce1" office:value-type="string" calcext:value-type="string">
            <text:p>IVY_BIDGE</text:p>
          </table:table-cell>
          <table:table-cell table:style-name="ce1" office:value-type="string" calcext:value-type="string">
            <text:p>HASWELL</text:p>
          </table:table-cell>
          <table:table-cell table:style-name="ce1" office:value-type="string" calcext:value-type="string">
            <text:p>AMD</text:p>
          </table:table-cell>
        </table:table-row>
        <table:table-row table:style-name="ro1">
          <table:table-cell office:value-type="string" calcext:value-type="string">
            <text:p>bm_pidigit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bm_pyfla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m_python_startu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m_raytrace.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m_regex_compile.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m_regex_dna.p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m_regex_effbot.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m_regex_v8.p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m_richards.p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m_scimark.py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 table:number-rows-repeated="5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Find the avg MPKI from 6 iterations per benchmark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0:09:21.918184361</meta:creation-date>
    <dc:date>2018-05-09T21:35:44.673435529</dc:date>
    <meta:editing-duration>PT13M32S</meta:editing-duration>
    <meta:editing-cycles>6</meta:editing-cycles>
    <meta:generator>LibreOffice/5.1.6.2$Linux_X86_64 LibreOffice_project/10m0$Build-2</meta:generator>
    <meta:document-statistic meta:table-count="2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bar" chart:style-name="ch1">
        <chart:legend svg:x="2.888cm" svg:y="0cm" style:legend-expansion="custom" chartooo:width="8.372cm" chartooo:height="2.59cm" style:legend-expansion-aspect-ratio="3.23243243243243" chart:style-name="ch2"/>
        <chart:plot-area chart:style-name="ch3" table:cell-range-address="hist_python.A2:hist_python.F6" chart:data-source-has-labels="both" svg:x="0.319cm" svg:y="0.179cm" svg:width="15.353cm" svg:height="8.64cm">
          <chartooo:coordinate-region svg:x="0.94cm" svg:y="0.378cm" svg:width="14.732cm" svg:height="7.794cm"/>
          <chart:axis chart:dimension="x" chart:name="primary-x" chart:style-name="ch4" chartooo:axis-type="auto">
            <chartooo:date-scale/>
            <chart:categories table:cell-range-address="hist_python.A3:hist_pyth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_python.B3:hist_python.B6" chart:label-cell-address="hist_python.B2:hist_python.B2" chart:class="chart:bar">
            <chart:data-point chart:repeated="4"/>
          </chart:series>
          <chart:series chart:style-name="ch8" chart:values-cell-range-address="hist_python.C3:hist_python.C6" chart:label-cell-address="hist_python.C2:hist_python.C2" chart:class="chart:bar">
            <chart:data-point chart:repeated="4"/>
          </chart:series>
          <chart:series chart:style-name="ch9" chart:values-cell-range-address="hist_python.D3:hist_python.D6" chart:label-cell-address="hist_python.D2:hist_python.D2" chart:class="chart:bar">
            <chart:data-point chart:repeated="4"/>
          </chart:series>
          <chart:series chart:style-name="ch10" chart:values-cell-range-address="hist_python.E3:hist_python.E6" chart:label-cell-address="hist_python.E2:hist_python.E2" chart:class="chart:bar">
            <chart:data-point chart:repeated="4"/>
          </chart:series>
          <chart:series chart:style-name="ch11" chart:values-cell-range-address="hist_python.F3:hist_python.F6" chart:label-cell-address="hist_python.F2:hist_python.F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2</text:p>
                <draw:g>
                  <svg:desc>hist_python.B2:hist_python.B2</svg:desc>
                </draw:g>
              </table:table-cell>
              <table:table-cell office:value-type="string">
                <text:p>nehalem</text:p>
                <draw:g>
                  <svg:desc>hist_python.C2:hist_python.C2</svg:desc>
                </draw:g>
              </table:table-cell>
              <table:table-cell office:value-type="string">
                <text:p>ivy bridge</text:p>
                <draw:g>
                  <svg:desc>hist_python.D2:hist_python.D2</svg:desc>
                </draw:g>
              </table:table-cell>
              <table:table-cell office:value-type="string">
                <text:p>haswell</text:p>
                <draw:g>
                  <svg:desc>hist_python.E2:hist_python.E2</svg:desc>
                </draw:g>
              </table:table-cell>
              <table:table-cell office:value-type="string">
                <text:p>amd</text:p>
                <draw:g>
                  <svg:desc>hist_python.F2:hist_python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_pidigits.py</text:p>
                <draw:g>
                  <svg:desc>hist_python.A3:hist_python.A6</svg:desc>
                </draw:g>
              </table:table-cell>
              <table:table-cell office:value-type="float" office:value="1">
                <text:p>1</text:p>
                <draw:g>
                  <svg:desc>hist_python.B3:hist_python.B6</svg:desc>
                </draw:g>
              </table:table-cell>
              <table:table-cell office:value-type="float" office:value="7">
                <text:p>7</text:p>
                <draw:g>
                  <svg:desc>hist_python.C3:hist_python.C6</svg:desc>
                </draw:g>
              </table:table-cell>
              <table:table-cell office:value-type="float" office:value="8">
                <text:p>8</text:p>
                <draw:g>
                  <svg:desc>hist_python.D3:hist_python.D6</svg:desc>
                </draw:g>
              </table:table-cell>
              <table:table-cell office:value-type="float" office:value="9">
                <text:p>9</text:p>
                <draw:g>
                  <svg:desc>hist_python.E3:hist_python.E6</svg:desc>
                </draw:g>
              </table:table-cell>
              <table:table-cell office:value-type="float" office:value="1">
                <text:p>1</text:p>
                <draw:g>
                  <svg:desc>hist_python.F3:hist_python.F6</svg:desc>
                </draw:g>
              </table:table-cell>
            </table:table-row>
            <table:table-row>
              <table:table-cell office:value-type="string">
                <text:p>bm_pyflate.py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m_python_startup.py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m_raytrace.py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